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7mm" svg:height="90.04mm" svg:x="164.93mm" svg:y="8.25mm">
            <draw:object draw:notify-on-update-of-ranges="Hoja1.B2:Hoja1.B2 Hoja1.B3:Hoja1.B52 Hoja1.C2:Hoja1.C2 Hoja1.C3:Hoja1.C5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7mm" svg:height="90.04mm" svg:x="167.95mm" svg:y="104.12mm">
            <draw:object draw:notify-on-update-of-ranges="Hoja1.D2:Hoja1.D2 Hoja1.D3:Hoja1.D52 Hoja1.E2:Hoja1.E2 Hoja1.E3:Hoja1.E5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9.97mm" svg:height="90.05mm" svg:x="245.61mm" svg:y="279.17mm">
            <draw:object draw:notify-on-update-of-ranges="Hoja1.G2:Hoja1.G2 Hoja1.G3:Hoja1.G5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9.97mm" svg:height="90.05mm" svg:x="87.02mm" svg:y="282.87mm">
            <draw:object draw:notify-on-update-of-ranges="Hoja1.F2:Hoja1.F2 Hoja1.F3:Hoja1.F5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9.99mm" svg:height="89.99mm" svg:x="171.45mm" svg:y="190.66mm">
            <draw:object draw:notify-on-update-of-ranges="Hoja1.F2:Hoja1.F2 Hoja1.F3:Hoja1.F52 Hoja1.G2:Hoja1.G2 Hoja1.G3:Hoja1.G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x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linealid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8.913" calcext:value-type="float">
            <text:p>518.913</text:p>
          </table:table-cell>
          <table:table-cell office:value-type="float" office:value="517.169" calcext:value-type="float">
            <text:p>517.169</text:p>
          </table:table-cell>
          <table:table-cell office:value-type="float" office:value="310.141" calcext:value-type="float">
            <text:p>310.141</text:p>
          </table:table-cell>
          <table:table-cell office:value-type="float" office:value="165.487" calcext:value-type="float">
            <text:p>165.487</text:p>
          </table:table-cell>
          <table:table-cell office:value-type="float" office:value="0.316652" calcext:value-type="float">
            <text:p>0.316652</text:p>
          </table:table-cell>
          <table:table-cell table:style-name="ce1" office:value-type="float" office:value="0.156124" calcext:value-type="float">
            <text:p>1.56E-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8.943" calcext:value-type="float">
            <text:p>518.943</text:p>
          </table:table-cell>
          <table:table-cell office:value-type="float" office:value="517.228" calcext:value-type="float">
            <text:p>517.228</text:p>
          </table:table-cell>
          <table:table-cell office:value-type="float" office:value="310.533" calcext:value-type="float">
            <text:p>310.533</text:p>
          </table:table-cell>
          <table:table-cell office:value-type="float" office:value="165.744" calcext:value-type="float">
            <text:p>165.744</text:p>
          </table:table-cell>
          <table:table-cell office:value-type="float" office:value="0.317283" calcext:value-type="float">
            <text:p>0.317283</text:p>
          </table:table-cell>
          <table:table-cell table:style-name="ce1" office:value-type="float" office:value="0.153529" calcext:value-type="float">
            <text:p>1.54E-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8.645" calcext:value-type="float">
            <text:p>518.645</text:p>
          </table:table-cell>
          <table:table-cell office:value-type="float" office:value="516.907" calcext:value-type="float">
            <text:p>516.907</text:p>
          </table:table-cell>
          <table:table-cell office:value-type="float" office:value="310.682" calcext:value-type="float">
            <text:p>310.682</text:p>
          </table:table-cell>
          <table:table-cell office:value-type="float" office:value="165.908" calcext:value-type="float">
            <text:p>165.908</text:p>
          </table:table-cell>
          <table:table-cell office:value-type="float" office:value="0.317461" calcext:value-type="float">
            <text:p>0.317461</text:p>
          </table:table-cell>
          <table:table-cell table:style-name="ce1" office:value-type="float" office:value="0.155999" calcext:value-type="float">
            <text:p>1.56E-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8.743" calcext:value-type="float">
            <text:p>518.743</text:p>
          </table:table-cell>
          <table:table-cell office:value-type="float" office:value="517.04" calcext:value-type="float">
            <text:p>517.04</text:p>
          </table:table-cell>
          <table:table-cell office:value-type="float" office:value="310.647" calcext:value-type="float">
            <text:p>310.647</text:p>
          </table:table-cell>
          <table:table-cell office:value-type="float" office:value="165.988" calcext:value-type="float">
            <text:p>165.988</text:p>
          </table:table-cell>
          <table:table-cell office:value-type="float" office:value="0.31633" calcext:value-type="float">
            <text:p>0.31633</text:p>
          </table:table-cell>
          <table:table-cell office:value-type="float" office:value="0.151815" calcext:value-type="float">
            <text:p>0.1518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8.697" calcext:value-type="float">
            <text:p>518.697</text:p>
          </table:table-cell>
          <table:table-cell office:value-type="float" office:value="516.945" calcext:value-type="float">
            <text:p>516.945</text:p>
          </table:table-cell>
          <table:table-cell office:value-type="float" office:value="310.709" calcext:value-type="float">
            <text:p>310.709</text:p>
          </table:table-cell>
          <table:table-cell office:value-type="float" office:value="165.852" calcext:value-type="float">
            <text:p>165.852</text:p>
          </table:table-cell>
          <table:table-cell office:value-type="float" office:value="0.316583" calcext:value-type="float">
            <text:p>0.316583</text:p>
          </table:table-cell>
          <table:table-cell office:value-type="float" office:value="0.15375" calcext:value-type="float">
            <text:p>0.15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8.964" calcext:value-type="float">
            <text:p>518.964</text:p>
          </table:table-cell>
          <table:table-cell office:value-type="float" office:value="517.231" calcext:value-type="float">
            <text:p>517.231</text:p>
          </table:table-cell>
          <table:table-cell office:value-type="float" office:value="310.404" calcext:value-type="float">
            <text:p>310.404</text:p>
          </table:table-cell>
          <table:table-cell office:value-type="float" office:value="165.857" calcext:value-type="float">
            <text:p>165.857</text:p>
          </table:table-cell>
          <table:table-cell office:value-type="float" office:value="0.317159" calcext:value-type="float">
            <text:p>0.317159</text:p>
          </table:table-cell>
          <table:table-cell table:style-name="ce1" office:value-type="float" office:value="0.154164" calcext:value-type="float">
            <text:p>1.54E-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8.756" calcext:value-type="float">
            <text:p>518.756</text:p>
          </table:table-cell>
          <table:table-cell office:value-type="float" office:value="517.032" calcext:value-type="float">
            <text:p>517.032</text:p>
          </table:table-cell>
          <table:table-cell office:value-type="float" office:value="310.669" calcext:value-type="float">
            <text:p>310.669</text:p>
          </table:table-cell>
          <table:table-cell office:value-type="float" office:value="165.996" calcext:value-type="float">
            <text:p>165.996</text:p>
          </table:table-cell>
          <table:table-cell office:value-type="float" office:value="0.316895" calcext:value-type="float">
            <text:p>0.316895</text:p>
          </table:table-cell>
          <table:table-cell table:style-name="ce1" office:value-type="float" office:value="0.153958" calcext:value-type="float">
            <text:p>1.54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8.941" calcext:value-type="float">
            <text:p>518.941</text:p>
          </table:table-cell>
          <table:table-cell office:value-type="float" office:value="517.192" calcext:value-type="float">
            <text:p>517.192</text:p>
          </table:table-cell>
          <table:table-cell office:value-type="float" office:value="310.557" calcext:value-type="float">
            <text:p>310.557</text:p>
          </table:table-cell>
          <table:table-cell office:value-type="float" office:value="165.829" calcext:value-type="float">
            <text:p>165.829</text:p>
          </table:table-cell>
          <table:table-cell office:value-type="float" office:value="0.316937" calcext:value-type="float">
            <text:p>0.316937</text:p>
          </table:table-cell>
          <table:table-cell office:value-type="float" office:value="0.15467" calcext:value-type="float">
            <text:p>0.154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8.802" calcext:value-type="float">
            <text:p>518.802</text:p>
          </table:table-cell>
          <table:table-cell office:value-type="float" office:value="517.066" calcext:value-type="float">
            <text:p>517.066</text:p>
          </table:table-cell>
          <table:table-cell office:value-type="float" office:value="310.629" calcext:value-type="float">
            <text:p>310.629</text:p>
          </table:table-cell>
          <table:table-cell office:value-type="float" office:value="165.91" calcext:value-type="float">
            <text:p>165.91</text:p>
          </table:table-cell>
          <table:table-cell office:value-type="float" office:value="0.316713" calcext:value-type="float">
            <text:p>0.316713</text:p>
          </table:table-cell>
          <table:table-cell table:style-name="ce1" office:value-type="float" office:value="0.1547" calcext:value-type="float">
            <text:p>1.55E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8.875" calcext:value-type="float">
            <text:p>518.875</text:p>
          </table:table-cell>
          <table:table-cell office:value-type="float" office:value="517.146" calcext:value-type="float">
            <text:p>517.146</text:p>
          </table:table-cell>
          <table:table-cell office:value-type="float" office:value="310.552" calcext:value-type="float">
            <text:p>310.552</text:p>
          </table:table-cell>
          <table:table-cell office:value-type="float" office:value="165.858" calcext:value-type="float">
            <text:p>165.858</text:p>
          </table:table-cell>
          <table:table-cell office:value-type="float" office:value="0.317106" calcext:value-type="float">
            <text:p>0.317106</text:p>
          </table:table-cell>
          <table:table-cell office:value-type="float" office:value="0.153577" calcext:value-type="float">
            <text:p>0.1535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8.857" calcext:value-type="float">
            <text:p>518.857</text:p>
          </table:table-cell>
          <table:table-cell office:value-type="float" office:value="517.099" calcext:value-type="float">
            <text:p>517.099</text:p>
          </table:table-cell>
          <table:table-cell office:value-type="float" office:value="310.679" calcext:value-type="float">
            <text:p>310.679</text:p>
          </table:table-cell>
          <table:table-cell office:value-type="float" office:value="165.783" calcext:value-type="float">
            <text:p>165.783</text:p>
          </table:table-cell>
          <table:table-cell office:value-type="float" office:value="0.316909" calcext:value-type="float">
            <text:p>0.316909</text:p>
          </table:table-cell>
          <table:table-cell office:value-type="float" office:value="0.15399" calcext:value-type="float">
            <text:p>0.153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8.816" calcext:value-type="float">
            <text:p>518.816</text:p>
          </table:table-cell>
          <table:table-cell office:value-type="float" office:value="517.091" calcext:value-type="float">
            <text:p>517.091</text:p>
          </table:table-cell>
          <table:table-cell office:value-type="float" office:value="310.567" calcext:value-type="float">
            <text:p>310.567</text:p>
          </table:table-cell>
          <table:table-cell office:value-type="float" office:value="165.87" calcext:value-type="float">
            <text:p>165.87</text:p>
          </table:table-cell>
          <table:table-cell office:value-type="float" office:value="0.317117" calcext:value-type="float">
            <text:p>0.317117</text:p>
          </table:table-cell>
          <table:table-cell office:value-type="float" office:value="0.154029" calcext:value-type="float">
            <text:p>0.1540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8.726" calcext:value-type="float">
            <text:p>518.726</text:p>
          </table:table-cell>
          <table:table-cell office:value-type="float" office:value="516.982" calcext:value-type="float">
            <text:p>516.982</text:p>
          </table:table-cell>
          <table:table-cell office:value-type="float" office:value="310.524" calcext:value-type="float">
            <text:p>310.524</text:p>
          </table:table-cell>
          <table:table-cell office:value-type="float" office:value="165.806" calcext:value-type="float">
            <text:p>165.806</text:p>
          </table:table-cell>
          <table:table-cell office:value-type="float" office:value="0.317264" calcext:value-type="float">
            <text:p>0.317264</text:p>
          </table:table-cell>
          <table:table-cell office:value-type="float" office:value="0.153935" calcext:value-type="float">
            <text:p>0.1539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8.822" calcext:value-type="float">
            <text:p>518.822</text:p>
          </table:table-cell>
          <table:table-cell office:value-type="float" office:value="517.063" calcext:value-type="float">
            <text:p>517.063</text:p>
          </table:table-cell>
          <table:table-cell office:value-type="float" office:value="310.566" calcext:value-type="float">
            <text:p>310.566</text:p>
          </table:table-cell>
          <table:table-cell office:value-type="float" office:value="165.739" calcext:value-type="float">
            <text:p>165.739</text:p>
          </table:table-cell>
          <table:table-cell office:value-type="float" office:value="0.317183" calcext:value-type="float">
            <text:p>0.317183</text:p>
          </table:table-cell>
          <table:table-cell office:value-type="float" office:value="0.153391" calcext:value-type="float">
            <text:p>0.1533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8.937" calcext:value-type="float">
            <text:p>518.937</text:p>
          </table:table-cell>
          <table:table-cell office:value-type="float" office:value="517.187" calcext:value-type="float">
            <text:p>517.187</text:p>
          </table:table-cell>
          <table:table-cell office:value-type="float" office:value="310.398" calcext:value-type="float">
            <text:p>310.398</text:p>
          </table:table-cell>
          <table:table-cell office:value-type="float" office:value="165.761" calcext:value-type="float">
            <text:p>165.761</text:p>
          </table:table-cell>
          <table:table-cell office:value-type="float" office:value="0.31734" calcext:value-type="float">
            <text:p>0.31734</text:p>
          </table:table-cell>
          <table:table-cell office:value-type="float" office:value="0.154865" calcext:value-type="float">
            <text:p>0.1548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8.806" calcext:value-type="float">
            <text:p>518.806</text:p>
          </table:table-cell>
          <table:table-cell office:value-type="float" office:value="517.068" calcext:value-type="float">
            <text:p>517.068</text:p>
          </table:table-cell>
          <table:table-cell office:value-type="float" office:value="310.706" calcext:value-type="float">
            <text:p>310.706</text:p>
          </table:table-cell>
          <table:table-cell office:value-type="float" office:value="165.912" calcext:value-type="float">
            <text:p>165.912</text:p>
          </table:table-cell>
          <table:table-cell office:value-type="float" office:value="0.316575" calcext:value-type="float">
            <text:p>0.316575</text:p>
          </table:table-cell>
          <table:table-cell office:value-type="float" office:value="0.154446" calcext:value-type="float">
            <text:p>0.1544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8.93" calcext:value-type="float">
            <text:p>518.93</text:p>
          </table:table-cell>
          <table:table-cell office:value-type="float" office:value="517.193" calcext:value-type="float">
            <text:p>517.193</text:p>
          </table:table-cell>
          <table:table-cell office:value-type="float" office:value="310.56" calcext:value-type="float">
            <text:p>310.56</text:p>
          </table:table-cell>
          <table:table-cell office:value-type="float" office:value="165.858" calcext:value-type="float">
            <text:p>165.858</text:p>
          </table:table-cell>
          <table:table-cell office:value-type="float" office:value="0.317031" calcext:value-type="float">
            <text:p>0.317031</text:p>
          </table:table-cell>
          <table:table-cell office:value-type="float" office:value="0.153361" calcext:value-type="float">
            <text:p>0.1533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8.811" calcext:value-type="float">
            <text:p>518.811</text:p>
          </table:table-cell>
          <table:table-cell office:value-type="float" office:value="517.071" calcext:value-type="float">
            <text:p>517.071</text:p>
          </table:table-cell>
          <table:table-cell office:value-type="float" office:value="310.678" calcext:value-type="float">
            <text:p>310.678</text:p>
          </table:table-cell>
          <table:table-cell office:value-type="float" office:value="165.865" calcext:value-type="float">
            <text:p>165.865</text:p>
          </table:table-cell>
          <table:table-cell office:value-type="float" office:value="0.316725" calcext:value-type="float">
            <text:p>0.316725</text:p>
          </table:table-cell>
          <table:table-cell office:value-type="float" office:value="0.155048" calcext:value-type="float">
            <text:p>0.1550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8.848" calcext:value-type="float">
            <text:p>518.848</text:p>
          </table:table-cell>
          <table:table-cell office:value-type="float" office:value="517.114" calcext:value-type="float">
            <text:p>517.114</text:p>
          </table:table-cell>
          <table:table-cell office:value-type="float" office:value="310.622" calcext:value-type="float">
            <text:p>310.622</text:p>
          </table:table-cell>
          <table:table-cell office:value-type="float" office:value="165.898" calcext:value-type="float">
            <text:p>165.898</text:p>
          </table:table-cell>
          <table:table-cell office:value-type="float" office:value="0.316932" calcext:value-type="float">
            <text:p>0.316932</text:p>
          </table:table-cell>
          <table:table-cell office:value-type="float" office:value="0.154053" calcext:value-type="float">
            <text:p>0.1540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8.936" calcext:value-type="float">
            <text:p>518.936</text:p>
          </table:table-cell>
          <table:table-cell office:value-type="float" office:value="517.183" calcext:value-type="float">
            <text:p>517.183</text:p>
          </table:table-cell>
          <table:table-cell office:value-type="float" office:value="310.522" calcext:value-type="float">
            <text:p>310.522</text:p>
          </table:table-cell>
          <table:table-cell office:value-type="float" office:value="165.783" calcext:value-type="float">
            <text:p>165.783</text:p>
          </table:table-cell>
          <table:table-cell office:value-type="float" office:value="0.317382" calcext:value-type="float">
            <text:p>0.317382</text:p>
          </table:table-cell>
          <table:table-cell office:value-type="float" office:value="0.153553" calcext:value-type="float">
            <text:p>0.1535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8.947" calcext:value-type="float">
            <text:p>518.947</text:p>
          </table:table-cell>
          <table:table-cell office:value-type="float" office:value="517.195" calcext:value-type="float">
            <text:p>517.195</text:p>
          </table:table-cell>
          <table:table-cell office:value-type="float" office:value="310.472" calcext:value-type="float">
            <text:p>310.472</text:p>
          </table:table-cell>
          <table:table-cell office:value-type="float" office:value="165.752" calcext:value-type="float">
            <text:p>165.752</text:p>
          </table:table-cell>
          <table:table-cell office:value-type="float" office:value="0.317128" calcext:value-type="float">
            <text:p>0.317128</text:p>
          </table:table-cell>
          <table:table-cell office:value-type="float" office:value="0.153608" calcext:value-type="float">
            <text:p>0.1536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8.806" calcext:value-type="float">
            <text:p>518.806</text:p>
          </table:table-cell>
          <table:table-cell office:value-type="float" office:value="517.064" calcext:value-type="float">
            <text:p>517.064</text:p>
          </table:table-cell>
          <table:table-cell office:value-type="float" office:value="310.718" calcext:value-type="float">
            <text:p>310.718</text:p>
          </table:table-cell>
          <table:table-cell office:value-type="float" office:value="165.814" calcext:value-type="float">
            <text:p>165.814</text:p>
          </table:table-cell>
          <table:table-cell office:value-type="float" office:value="0.316524" calcext:value-type="float">
            <text:p>0.316524</text:p>
          </table:table-cell>
          <table:table-cell office:value-type="float" office:value="0.153931" calcext:value-type="float">
            <text:p>0.1539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8.845" calcext:value-type="float">
            <text:p>518.845</text:p>
          </table:table-cell>
          <table:table-cell office:value-type="float" office:value="517.112" calcext:value-type="float">
            <text:p>517.112</text:p>
          </table:table-cell>
          <table:table-cell office:value-type="float" office:value="310.589" calcext:value-type="float">
            <text:p>310.589</text:p>
          </table:table-cell>
          <table:table-cell office:value-type="float" office:value="165.894" calcext:value-type="float">
            <text:p>165.894</text:p>
          </table:table-cell>
          <table:table-cell office:value-type="float" office:value="0.316985" calcext:value-type="float">
            <text:p>0.316985</text:p>
          </table:table-cell>
          <table:table-cell office:value-type="float" office:value="0.154051" calcext:value-type="float">
            <text:p>0.1540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8.814" calcext:value-type="float">
            <text:p>518.814</text:p>
          </table:table-cell>
          <table:table-cell office:value-type="float" office:value="517.065" calcext:value-type="float">
            <text:p>517.065</text:p>
          </table:table-cell>
          <table:table-cell office:value-type="float" office:value="310.665" calcext:value-type="float">
            <text:p>310.665</text:p>
          </table:table-cell>
          <table:table-cell office:value-type="float" office:value="165.841" calcext:value-type="float">
            <text:p>165.841</text:p>
          </table:table-cell>
          <table:table-cell office:value-type="float" office:value="0.316664" calcext:value-type="float">
            <text:p>0.316664</text:p>
          </table:table-cell>
          <table:table-cell office:value-type="float" office:value="0.154431" calcext:value-type="float">
            <text:p>0.1544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8.824" calcext:value-type="float">
            <text:p>518.824</text:p>
          </table:table-cell>
          <table:table-cell office:value-type="float" office:value="517.094" calcext:value-type="float">
            <text:p>517.094</text:p>
          </table:table-cell>
          <table:table-cell office:value-type="float" office:value="310.616" calcext:value-type="float">
            <text:p>310.616</text:p>
          </table:table-cell>
          <table:table-cell office:value-type="float" office:value="165.869" calcext:value-type="float">
            <text:p>165.869</text:p>
          </table:table-cell>
          <table:table-cell office:value-type="float" office:value="0.316908" calcext:value-type="float">
            <text:p>0.316908</text:p>
          </table:table-cell>
          <table:table-cell office:value-type="float" office:value="0.153892" calcext:value-type="float">
            <text:p>0.1538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8.792" calcext:value-type="float">
            <text:p>518.792</text:p>
          </table:table-cell>
          <table:table-cell office:value-type="float" office:value="517.035" calcext:value-type="float">
            <text:p>517.035</text:p>
          </table:table-cell>
          <table:table-cell office:value-type="float" office:value="310.537" calcext:value-type="float">
            <text:p>310.537</text:p>
          </table:table-cell>
          <table:table-cell office:value-type="float" office:value="165.766" calcext:value-type="float">
            <text:p>165.766</text:p>
          </table:table-cell>
          <table:table-cell office:value-type="float" office:value="0.316951" calcext:value-type="float">
            <text:p>0.316951</text:p>
          </table:table-cell>
          <table:table-cell office:value-type="float" office:value="0.154082" calcext:value-type="float">
            <text:p>0.1540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8.741" calcext:value-type="float">
            <text:p>518.741</text:p>
          </table:table-cell>
          <table:table-cell office:value-type="float" office:value="517.005" calcext:value-type="float">
            <text:p>517.005</text:p>
          </table:table-cell>
          <table:table-cell office:value-type="float" office:value="310.665" calcext:value-type="float">
            <text:p>310.665</text:p>
          </table:table-cell>
          <table:table-cell office:value-type="float" office:value="165.847" calcext:value-type="float">
            <text:p>165.847</text:p>
          </table:table-cell>
          <table:table-cell office:value-type="float" office:value="0.317202" calcext:value-type="float">
            <text:p>0.317202</text:p>
          </table:table-cell>
          <table:table-cell office:value-type="float" office:value="0.153873" calcext:value-type="float">
            <text:p>0.1538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8.867" calcext:value-type="float">
            <text:p>518.867</text:p>
          </table:table-cell>
          <table:table-cell office:value-type="float" office:value="517.14" calcext:value-type="float">
            <text:p>517.14</text:p>
          </table:table-cell>
          <table:table-cell office:value-type="float" office:value="310.606" calcext:value-type="float">
            <text:p>310.606</text:p>
          </table:table-cell>
          <table:table-cell office:value-type="float" office:value="165.866" calcext:value-type="float">
            <text:p>165.866</text:p>
          </table:table-cell>
          <table:table-cell office:value-type="float" office:value="0.316981" calcext:value-type="float">
            <text:p>0.316981</text:p>
          </table:table-cell>
          <table:table-cell office:value-type="float" office:value="0.154897" calcext:value-type="float">
            <text:p>0.1548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8.97" calcext:value-type="float">
            <text:p>518.97</text:p>
          </table:table-cell>
          <table:table-cell office:value-type="float" office:value="517.219" calcext:value-type="float">
            <text:p>517.219</text:p>
          </table:table-cell>
          <table:table-cell office:value-type="float" office:value="310.415" calcext:value-type="float">
            <text:p>310.415</text:p>
          </table:table-cell>
          <table:table-cell office:value-type="float" office:value="165.729" calcext:value-type="float">
            <text:p>165.729</text:p>
          </table:table-cell>
          <table:table-cell office:value-type="float" office:value="0.317067" calcext:value-type="float">
            <text:p>0.317067</text:p>
          </table:table-cell>
          <table:table-cell office:value-type="float" office:value="0.152863" calcext:value-type="float">
            <text:p>0.1528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8.827" calcext:value-type="float">
            <text:p>518.827</text:p>
          </table:table-cell>
          <table:table-cell office:value-type="float" office:value="517.071" calcext:value-type="float">
            <text:p>517.071</text:p>
          </table:table-cell>
          <table:table-cell office:value-type="float" office:value="310.586" calcext:value-type="float">
            <text:p>310.586</text:p>
          </table:table-cell>
          <table:table-cell office:value-type="float" office:value="165.803" calcext:value-type="float">
            <text:p>165.803</text:p>
          </table:table-cell>
          <table:table-cell office:value-type="float" office:value="0.316912" calcext:value-type="float">
            <text:p>0.316912</text:p>
          </table:table-cell>
          <table:table-cell office:value-type="float" office:value="0.155599" calcext:value-type="float">
            <text:p>0.1555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8.905" calcext:value-type="float">
            <text:p>518.905</text:p>
          </table:table-cell>
          <table:table-cell office:value-type="float" office:value="517.158" calcext:value-type="float">
            <text:p>517.158</text:p>
          </table:table-cell>
          <table:table-cell office:value-type="float" office:value="310.593" calcext:value-type="float">
            <text:p>310.593</text:p>
          </table:table-cell>
          <table:table-cell office:value-type="float" office:value="165.789" calcext:value-type="float">
            <text:p>165.789</text:p>
          </table:table-cell>
          <table:table-cell office:value-type="float" office:value="0.317429" calcext:value-type="float">
            <text:p>0.317429</text:p>
          </table:table-cell>
          <table:table-cell office:value-type="float" office:value="0.154691" calcext:value-type="float">
            <text:p>0.1546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8.732" calcext:value-type="float">
            <text:p>518.732</text:p>
          </table:table-cell>
          <table:table-cell office:value-type="float" office:value="516.991" calcext:value-type="float">
            <text:p>516.991</text:p>
          </table:table-cell>
          <table:table-cell office:value-type="float" office:value="310.513" calcext:value-type="float">
            <text:p>310.513</text:p>
          </table:table-cell>
          <table:table-cell office:value-type="float" office:value="165.796" calcext:value-type="float">
            <text:p>165.796</text:p>
          </table:table-cell>
          <table:table-cell office:value-type="float" office:value="0.317324" calcext:value-type="float">
            <text:p>0.317324</text:p>
          </table:table-cell>
          <table:table-cell office:value-type="float" office:value="0.153438" calcext:value-type="float">
            <text:p>0.1534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8.733" calcext:value-type="float">
            <text:p>518.733</text:p>
          </table:table-cell>
          <table:table-cell office:value-type="float" office:value="516.988" calcext:value-type="float">
            <text:p>516.988</text:p>
          </table:table-cell>
          <table:table-cell office:value-type="float" office:value="310.525" calcext:value-type="float">
            <text:p>310.525</text:p>
          </table:table-cell>
          <table:table-cell office:value-type="float" office:value="165.796" calcext:value-type="float">
            <text:p>165.796</text:p>
          </table:table-cell>
          <table:table-cell office:value-type="float" office:value="0.317231" calcext:value-type="float">
            <text:p>0.317231</text:p>
          </table:table-cell>
          <table:table-cell office:value-type="float" office:value="0.154169" calcext:value-type="float">
            <text:p>0.1541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8.748" calcext:value-type="float">
            <text:p>518.748</text:p>
          </table:table-cell>
          <table:table-cell office:value-type="float" office:value="517.011" calcext:value-type="float">
            <text:p>517.011</text:p>
          </table:table-cell>
          <table:table-cell office:value-type="float" office:value="310.664" calcext:value-type="float">
            <text:p>310.664</text:p>
          </table:table-cell>
          <table:table-cell office:value-type="float" office:value="165.832" calcext:value-type="float">
            <text:p>165.832</text:p>
          </table:table-cell>
          <table:table-cell office:value-type="float" office:value="0.31708" calcext:value-type="float">
            <text:p>0.31708</text:p>
          </table:table-cell>
          <table:table-cell office:value-type="float" office:value="0.153421" calcext:value-type="float">
            <text:p>0.1534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18.993" calcext:value-type="float">
            <text:p>518.993</text:p>
          </table:table-cell>
          <table:table-cell office:value-type="float" office:value="517.238" calcext:value-type="float">
            <text:p>517.238</text:p>
          </table:table-cell>
          <table:table-cell office:value-type="float" office:value="310.641" calcext:value-type="float">
            <text:p>310.641</text:p>
          </table:table-cell>
          <table:table-cell office:value-type="float" office:value="165.778" calcext:value-type="float">
            <text:p>165.778</text:p>
          </table:table-cell>
          <table:table-cell office:value-type="float" office:value="0.31673" calcext:value-type="float">
            <text:p>0.31673</text:p>
          </table:table-cell>
          <table:table-cell office:value-type="float" office:value="0.154242" calcext:value-type="float">
            <text:p>0.1542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8.867" calcext:value-type="float">
            <text:p>518.867</text:p>
          </table:table-cell>
          <table:table-cell office:value-type="float" office:value="517.107" calcext:value-type="float">
            <text:p>517.107</text:p>
          </table:table-cell>
          <table:table-cell office:value-type="float" office:value="310.601" calcext:value-type="float">
            <text:p>310.601</text:p>
          </table:table-cell>
          <table:table-cell office:value-type="float" office:value="165.692" calcext:value-type="float">
            <text:p>165.692</text:p>
          </table:table-cell>
          <table:table-cell office:value-type="float" office:value="0.316805" calcext:value-type="float">
            <text:p>0.316805</text:p>
          </table:table-cell>
          <table:table-cell office:value-type="float" office:value="0.152888" calcext:value-type="float">
            <text:p>0.1528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8.872" calcext:value-type="float">
            <text:p>518.872</text:p>
          </table:table-cell>
          <table:table-cell office:value-type="float" office:value="517.116" calcext:value-type="float">
            <text:p>517.116</text:p>
          </table:table-cell>
          <table:table-cell office:value-type="float" office:value="310.564" calcext:value-type="float">
            <text:p>310.564</text:p>
          </table:table-cell>
          <table:table-cell office:value-type="float" office:value="165.752" calcext:value-type="float">
            <text:p>165.752</text:p>
          </table:table-cell>
          <table:table-cell office:value-type="float" office:value="0.316642" calcext:value-type="float">
            <text:p>0.316642</text:p>
          </table:table-cell>
          <table:table-cell office:value-type="float" office:value="0.153331" calcext:value-type="float">
            <text:p>0.1533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8.945" calcext:value-type="float">
            <text:p>518.945</text:p>
          </table:table-cell>
          <table:table-cell office:value-type="float" office:value="517.197" calcext:value-type="float">
            <text:p>517.197</text:p>
          </table:table-cell>
          <table:table-cell office:value-type="float" office:value="310.529" calcext:value-type="float">
            <text:p>310.529</text:p>
          </table:table-cell>
          <table:table-cell office:value-type="float" office:value="165.744" calcext:value-type="float">
            <text:p>165.744</text:p>
          </table:table-cell>
          <table:table-cell office:value-type="float" office:value="0.317005" calcext:value-type="float">
            <text:p>0.317005</text:p>
          </table:table-cell>
          <table:table-cell office:value-type="float" office:value="0.152889" calcext:value-type="float">
            <text:p>0.1528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8.802" calcext:value-type="float">
            <text:p>518.802</text:p>
          </table:table-cell>
          <table:table-cell office:value-type="float" office:value="517.043" calcext:value-type="float">
            <text:p>517.043</text:p>
          </table:table-cell>
          <table:table-cell office:value-type="float" office:value="310.556" calcext:value-type="float">
            <text:p>310.556</text:p>
          </table:table-cell>
          <table:table-cell office:value-type="float" office:value="165.778" calcext:value-type="float">
            <text:p>165.778</text:p>
          </table:table-cell>
          <table:table-cell office:value-type="float" office:value="0.317131" calcext:value-type="float">
            <text:p>0.317131</text:p>
          </table:table-cell>
          <table:table-cell office:value-type="float" office:value="0.153527" calcext:value-type="float">
            <text:p>0.1535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8.961" calcext:value-type="float">
            <text:p>518.961</text:p>
          </table:table-cell>
          <table:table-cell office:value-type="float" office:value="517.206" calcext:value-type="float">
            <text:p>517.206</text:p>
          </table:table-cell>
          <table:table-cell office:value-type="float" office:value="310.371" calcext:value-type="float">
            <text:p>310.371</text:p>
          </table:table-cell>
          <table:table-cell office:value-type="float" office:value="165.761" calcext:value-type="float">
            <text:p>165.761</text:p>
          </table:table-cell>
          <table:table-cell office:value-type="float" office:value="0.317277" calcext:value-type="float">
            <text:p>0.317277</text:p>
          </table:table-cell>
          <table:table-cell office:value-type="float" office:value="0.154169" calcext:value-type="float">
            <text:p>0.1541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8.842" calcext:value-type="float">
            <text:p>518.842</text:p>
          </table:table-cell>
          <table:table-cell office:value-type="float" office:value="517.105" calcext:value-type="float">
            <text:p>517.105</text:p>
          </table:table-cell>
          <table:table-cell office:value-type="float" office:value="310.658" calcext:value-type="float">
            <text:p>310.658</text:p>
          </table:table-cell>
          <table:table-cell office:value-type="float" office:value="165.946" calcext:value-type="float">
            <text:p>165.946</text:p>
          </table:table-cell>
          <table:table-cell office:value-type="float" office:value="0.316615" calcext:value-type="float">
            <text:p>0.316615</text:p>
          </table:table-cell>
          <table:table-cell office:value-type="float" office:value="0.155059" calcext:value-type="float">
            <text:p>0.1550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8.951" calcext:value-type="float">
            <text:p>518.951</text:p>
          </table:table-cell>
          <table:table-cell office:value-type="float" office:value="517.22" calcext:value-type="float">
            <text:p>517.22</text:p>
          </table:table-cell>
          <table:table-cell office:value-type="float" office:value="310.485" calcext:value-type="float">
            <text:p>310.485</text:p>
          </table:table-cell>
          <table:table-cell office:value-type="float" office:value="165.856" calcext:value-type="float">
            <text:p>165.856</text:p>
          </table:table-cell>
          <table:table-cell office:value-type="float" office:value="0.317082" calcext:value-type="float">
            <text:p>0.317082</text:p>
          </table:table-cell>
          <table:table-cell office:value-type="float" office:value="0.153812" calcext:value-type="float">
            <text:p>0.1538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18.881" calcext:value-type="float">
            <text:p>518.881</text:p>
          </table:table-cell>
          <table:table-cell office:value-type="float" office:value="517.133" calcext:value-type="float">
            <text:p>517.133</text:p>
          </table:table-cell>
          <table:table-cell office:value-type="float" office:value="310.635" calcext:value-type="float">
            <text:p>310.635</text:p>
          </table:table-cell>
          <table:table-cell office:value-type="float" office:value="165.778" calcext:value-type="float">
            <text:p>165.778</text:p>
          </table:table-cell>
          <table:table-cell office:value-type="float" office:value="0.317075" calcext:value-type="float">
            <text:p>0.317075</text:p>
          </table:table-cell>
          <table:table-cell office:value-type="float" office:value="0.154288" calcext:value-type="float">
            <text:p>0.1542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18.89" calcext:value-type="float">
            <text:p>518.89</text:p>
          </table:table-cell>
          <table:table-cell office:value-type="float" office:value="517.135" calcext:value-type="float">
            <text:p>517.135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65.827" calcext:value-type="float">
            <text:p>165.827</text:p>
          </table:table-cell>
          <table:table-cell office:value-type="float" office:value="0.31628" calcext:value-type="float">
            <text:p>0.31628</text:p>
          </table:table-cell>
          <table:table-cell office:value-type="float" office:value="0.154755" calcext:value-type="float">
            <text:p>0.1547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8.956" calcext:value-type="float">
            <text:p>518.956</text:p>
          </table:table-cell>
          <table:table-cell office:value-type="float" office:value="517.215" calcext:value-type="float">
            <text:p>517.215</text:p>
          </table:table-cell>
          <table:table-cell office:value-type="float" office:value="310.468" calcext:value-type="float">
            <text:p>310.468</text:p>
          </table:table-cell>
          <table:table-cell office:value-type="float" office:value="165.781" calcext:value-type="float">
            <text:p>165.781</text:p>
          </table:table-cell>
          <table:table-cell office:value-type="float" office:value="0.317603" calcext:value-type="float">
            <text:p>0.317603</text:p>
          </table:table-cell>
          <table:table-cell office:value-type="float" office:value="0.154629" calcext:value-type="float">
            <text:p>0.1546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8.868" calcext:value-type="float">
            <text:p>518.868</text:p>
          </table:table-cell>
          <table:table-cell office:value-type="float" office:value="517.116" calcext:value-type="float">
            <text:p>517.116</text:p>
          </table:table-cell>
          <table:table-cell office:value-type="float" office:value="310.585" calcext:value-type="float">
            <text:p>310.585</text:p>
          </table:table-cell>
          <table:table-cell office:value-type="float" office:value="165.852" calcext:value-type="float">
            <text:p>165.852</text:p>
          </table:table-cell>
          <table:table-cell office:value-type="float" office:value="0.317179" calcext:value-type="float">
            <text:p>0.317179</text:p>
          </table:table-cell>
          <table:table-cell office:value-type="float" office:value="0.155198" calcext:value-type="float">
            <text:p>0.1551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8.972" calcext:value-type="float">
            <text:p>518.972</text:p>
          </table:table-cell>
          <table:table-cell office:value-type="float" office:value="517.238" calcext:value-type="float">
            <text:p>517.238</text:p>
          </table:table-cell>
          <table:table-cell office:value-type="float" office:value="310.448" calcext:value-type="float">
            <text:p>310.448</text:p>
          </table:table-cell>
          <table:table-cell office:value-type="float" office:value="165.816" calcext:value-type="float">
            <text:p>165.816</text:p>
          </table:table-cell>
          <table:table-cell office:value-type="float" office:value="0.317387" calcext:value-type="float">
            <text:p>0.317387</text:p>
          </table:table-cell>
          <table:table-cell office:value-type="float" office:value="0.154488" calcext:value-type="float">
            <text:p>0.1544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8.852" calcext:value-type="float">
            <text:p>518.852</text:p>
          </table:table-cell>
          <table:table-cell office:value-type="float" office:value="517.102" calcext:value-type="float">
            <text:p>517.102</text:p>
          </table:table-cell>
          <table:table-cell office:value-type="float" office:value="310.587" calcext:value-type="float">
            <text:p>310.587</text:p>
          </table:table-cell>
          <table:table-cell office:value-type="float" office:value="165.861" calcext:value-type="float">
            <text:p>165.861</text:p>
          </table:table-cell>
          <table:table-cell office:value-type="float" office:value="0.317121" calcext:value-type="float">
            <text:p>0.317121</text:p>
          </table:table-cell>
          <table:table-cell office:value-type="float" office:value="0.155021" calcext:value-type="float">
            <text:p>0.1550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8.979" calcext:value-type="float">
            <text:p>518.979</text:p>
          </table:table-cell>
          <table:table-cell office:value-type="float" office:value="517.242" calcext:value-type="float">
            <text:p>517.242</text:p>
          </table:table-cell>
          <table:table-cell office:value-type="float" office:value="310.439" calcext:value-type="float">
            <text:p>310.439</text:p>
          </table:table-cell>
          <table:table-cell office:value-type="float" office:value="165.806" calcext:value-type="float">
            <text:p>165.806</text:p>
          </table:table-cell>
          <table:table-cell office:value-type="float" office:value="0.317398" calcext:value-type="float">
            <text:p>0.317398</text:p>
          </table:table-cell>
          <table:table-cell office:value-type="float" office:value="0.154026" calcext:value-type="float">
            <text:p>0.1540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8.876" calcext:value-type="float">
            <text:p>518.876</text:p>
          </table:table-cell>
          <table:table-cell office:value-type="float" office:value="517.124" calcext:value-type="float">
            <text:p>517.124</text:p>
          </table:table-cell>
          <table:table-cell office:value-type="float" office:value="310.635" calcext:value-type="float">
            <text:p>310.635</text:p>
          </table:table-cell>
          <table:table-cell office:value-type="float" office:value="165.82" calcext:value-type="float">
            <text:p>165.82</text:p>
          </table:table-cell>
          <table:table-cell office:value-type="float" office:value="0.317045" calcext:value-type="float">
            <text:p>0.317045</text:p>
          </table:table-cell>
          <table:table-cell office:value-type="float" office:value="0.15521" calcext:value-type="float">
            <text:p>0.155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06:18:49.6256099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07:33:40.178533362</meta:creation-date>
    <dc:date>2019-02-11T06:19:03.795450426</dc:date>
    <meta:editing-duration>PT27M10S</meta:editing-duration>
    <meta:editing-cycles>9</meta:editing-cycles>
    <meta:generator>LibreOffice/6.0.7.3$Linux_X86_64 LibreOffice_project/00m0$Build-3</meta:generator>
    <meta:document-statistic meta:table-count="1" meta:cell-count="356" meta:object-count="5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59cm" svg:y="0.316cm" chart:style-name="ch2">
          <text:p>Error y Colinealidad</text:p>
        </chart:title>
        <chart:subtitle svg:x="6.977cm" svg:y="1.275cm" chart:style-name="ch3">
          <text:p>Iteraciones</text:p>
        </chart:subtitle>
        <chart:legend chart:legend-position="end" svg:x="12.804cm" svg:y="3.952cm" style:legend-expansion="high" chart:style-name="ch4"/>
        <chart:plot-area chart:style-name="ch5" table:cell-range-address="Hoja1.F2:Hoja1.G52" chart:data-source-has-labels="row" svg:x="0.32cm" svg:y="2.138cm" svg:width="12.164cm" svg:height="6.682cm">
          <chartooo:coordinate-region svg:x="1.232cm" svg:y="2.337cm" svg:width="11.252cm" svg:height="5.69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Hoja1.F3:Hoja1.F52" chart:label-cell-address="Hoja1.F2:Hoja1.F2" chart:class="chart:line">
            <chart:data-point chart:repeated="50"/>
          </chart:series>
          <chart:series chart:style-name="ch9" chart:values-cell-range-address="Hoja1.G3:Hoja1.G52" chart:label-cell-address="Hoja1.G2:Hoja1.G2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Hoja1.F2:Hoja1.F2</svg:desc>
                </draw:g>
              </table:table-cell>
              <table:table-cell office:value-type="string">
                <text:p>Colinealidad</text:p>
                <draw:g>
                  <svg:desc>Hoja1.G2:Hoja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6652">
                <text:p>0.316652</text:p>
                <draw:g>
                  <svg:desc>Hoja1.F3:Hoja1.F52</svg:desc>
                </draw:g>
              </table:table-cell>
              <table:table-cell office:value-type="float" office:value="0.156124">
                <text:p>0.156124</text:p>
                <draw:g>
                  <svg:desc>Hoja1.G3:Hoja1.G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7283">
                <text:p>0.317283</text:p>
              </table:table-cell>
              <table:table-cell office:value-type="float" office:value="0.153529">
                <text:p>0.153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7461">
                <text:p>0.317461</text:p>
              </table:table-cell>
              <table:table-cell office:value-type="float" office:value="0.155999">
                <text:p>0.155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633">
                <text:p>0.31633</text:p>
              </table:table-cell>
              <table:table-cell office:value-type="float" office:value="0.151815">
                <text:p>0.151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6583">
                <text:p>0.316583</text:p>
              </table:table-cell>
              <table:table-cell office:value-type="float" office:value="0.15375">
                <text:p>0.15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7159">
                <text:p>0.317159</text:p>
              </table:table-cell>
              <table:table-cell office:value-type="float" office:value="0.154164">
                <text:p>0.154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6895">
                <text:p>0.316895</text:p>
              </table:table-cell>
              <table:table-cell office:value-type="float" office:value="0.153958">
                <text:p>0.1539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6937">
                <text:p>0.316937</text:p>
              </table:table-cell>
              <table:table-cell office:value-type="float" office:value="0.15467">
                <text:p>0.154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6713">
                <text:p>0.316713</text:p>
              </table:table-cell>
              <table:table-cell office:value-type="float" office:value="0.1547">
                <text:p>0.15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7106">
                <text:p>0.317106</text:p>
              </table:table-cell>
              <table:table-cell office:value-type="float" office:value="0.153577">
                <text:p>0.153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6909">
                <text:p>0.316909</text:p>
              </table:table-cell>
              <table:table-cell office:value-type="float" office:value="0.15399">
                <text:p>0.15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7117">
                <text:p>0.317117</text:p>
              </table:table-cell>
              <table:table-cell office:value-type="float" office:value="0.154029">
                <text:p>0.1540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7264">
                <text:p>0.317264</text:p>
              </table:table-cell>
              <table:table-cell office:value-type="float" office:value="0.153935">
                <text:p>0.153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7183">
                <text:p>0.317183</text:p>
              </table:table-cell>
              <table:table-cell office:value-type="float" office:value="0.153391">
                <text:p>0.153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734">
                <text:p>0.31734</text:p>
              </table:table-cell>
              <table:table-cell office:value-type="float" office:value="0.154865">
                <text:p>0.1548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6575">
                <text:p>0.316575</text:p>
              </table:table-cell>
              <table:table-cell office:value-type="float" office:value="0.154446">
                <text:p>0.154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7031">
                <text:p>0.317031</text:p>
              </table:table-cell>
              <table:table-cell office:value-type="float" office:value="0.153361">
                <text:p>0.153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16725">
                <text:p>0.316725</text:p>
              </table:table-cell>
              <table:table-cell office:value-type="float" office:value="0.155048">
                <text:p>0.155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6932">
                <text:p>0.316932</text:p>
              </table:table-cell>
              <table:table-cell office:value-type="float" office:value="0.154053">
                <text:p>0.154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7382">
                <text:p>0.317382</text:p>
              </table:table-cell>
              <table:table-cell office:value-type="float" office:value="0.153553">
                <text:p>0.1535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7128">
                <text:p>0.317128</text:p>
              </table:table-cell>
              <table:table-cell office:value-type="float" office:value="0.153608">
                <text:p>0.153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6524">
                <text:p>0.316524</text:p>
              </table:table-cell>
              <table:table-cell office:value-type="float" office:value="0.153931">
                <text:p>0.1539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6985">
                <text:p>0.316985</text:p>
              </table:table-cell>
              <table:table-cell office:value-type="float" office:value="0.154051">
                <text:p>0.154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6664">
                <text:p>0.316664</text:p>
              </table:table-cell>
              <table:table-cell office:value-type="float" office:value="0.154431">
                <text:p>0.1544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16908">
                <text:p>0.316908</text:p>
              </table:table-cell>
              <table:table-cell office:value-type="float" office:value="0.153892">
                <text:p>0.1538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6951">
                <text:p>0.316951</text:p>
              </table:table-cell>
              <table:table-cell office:value-type="float" office:value="0.154082">
                <text:p>0.1540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17202">
                <text:p>0.317202</text:p>
              </table:table-cell>
              <table:table-cell office:value-type="float" office:value="0.153873">
                <text:p>0.1538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6981">
                <text:p>0.316981</text:p>
              </table:table-cell>
              <table:table-cell office:value-type="float" office:value="0.154897">
                <text:p>0.154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7067">
                <text:p>0.317067</text:p>
              </table:table-cell>
              <table:table-cell office:value-type="float" office:value="0.152863">
                <text:p>0.1528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6912">
                <text:p>0.316912</text:p>
              </table:table-cell>
              <table:table-cell office:value-type="float" office:value="0.155599">
                <text:p>0.1555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7429">
                <text:p>0.317429</text:p>
              </table:table-cell>
              <table:table-cell office:value-type="float" office:value="0.154691">
                <text:p>0.154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7324">
                <text:p>0.317324</text:p>
              </table:table-cell>
              <table:table-cell office:value-type="float" office:value="0.153438">
                <text:p>0.1534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17231">
                <text:p>0.317231</text:p>
              </table:table-cell>
              <table:table-cell office:value-type="float" office:value="0.154169">
                <text:p>0.1541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1708">
                <text:p>0.31708</text:p>
              </table:table-cell>
              <table:table-cell office:value-type="float" office:value="0.153421">
                <text:p>0.1534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673">
                <text:p>0.31673</text:p>
              </table:table-cell>
              <table:table-cell office:value-type="float" office:value="0.154242">
                <text:p>0.154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16805">
                <text:p>0.316805</text:p>
              </table:table-cell>
              <table:table-cell office:value-type="float" office:value="0.152888">
                <text:p>0.1528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16642">
                <text:p>0.316642</text:p>
              </table:table-cell>
              <table:table-cell office:value-type="float" office:value="0.153331">
                <text:p>0.1533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17005">
                <text:p>0.317005</text:p>
              </table:table-cell>
              <table:table-cell office:value-type="float" office:value="0.152889">
                <text:p>0.1528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7131">
                <text:p>0.317131</text:p>
              </table:table-cell>
              <table:table-cell office:value-type="float" office:value="0.153527">
                <text:p>0.1535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17277">
                <text:p>0.317277</text:p>
              </table:table-cell>
              <table:table-cell office:value-type="float" office:value="0.154169">
                <text:p>0.154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16615">
                <text:p>0.316615</text:p>
              </table:table-cell>
              <table:table-cell office:value-type="float" office:value="0.155059">
                <text:p>0.1550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17082">
                <text:p>0.317082</text:p>
              </table:table-cell>
              <table:table-cell office:value-type="float" office:value="0.153812">
                <text:p>0.1538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17075">
                <text:p>0.317075</text:p>
              </table:table-cell>
              <table:table-cell office:value-type="float" office:value="0.154288">
                <text:p>0.1542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628">
                <text:p>0.31628</text:p>
              </table:table-cell>
              <table:table-cell office:value-type="float" office:value="0.154755">
                <text:p>0.1547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17603">
                <text:p>0.317603</text:p>
              </table:table-cell>
              <table:table-cell office:value-type="float" office:value="0.154629">
                <text:p>0.1546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7179">
                <text:p>0.317179</text:p>
              </table:table-cell>
              <table:table-cell office:value-type="float" office:value="0.155198">
                <text:p>0.1551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17387">
                <text:p>0.317387</text:p>
              </table:table-cell>
              <table:table-cell office:value-type="float" office:value="0.154488">
                <text:p>0.1544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17121">
                <text:p>0.317121</text:p>
              </table:table-cell>
              <table:table-cell office:value-type="float" office:value="0.155021">
                <text:p>0.1550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17398">
                <text:p>0.317398</text:p>
              </table:table-cell>
              <table:table-cell office:value-type="float" office:value="0.154026">
                <text:p>0.1540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17045">
                <text:p>0.317045</text:p>
              </table:table-cell>
              <table:table-cell office:value-type="float" office:value="0.15521">
                <text:p>0.155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413cm" svg:y="0.316cm" chart:style-name="ch2">
          <text:p>Error</text:p>
        </chart:title>
        <chart:legend chart:legend-position="end" svg:x="13.966cm" svg:y="4.204cm" style:legend-expansion="high" chart:style-name="ch3"/>
        <chart:plot-area chart:style-name="ch4" table:cell-range-address="Hoja1.F2:Hoja1.F52" chart:data-source-has-labels="row" svg:x="0.319cm" svg:y="1.275cm" svg:width="13.328cm" svg:height="6.57cm">
          <chartooo:coordinate-region svg:x="1.602cm" svg:y="1.475cm" svg:width="12.045cm" svg:height="5.578cm"/>
          <chart:axis chart:dimension="x" chart:name="primary-x" chart:style-name="ch5">
            <chart:title svg:x="6.132cm" svg:y="8.025cm" chart:style-name="ch6">
              <text:p>Iteracione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Hoja1.F3:Hoja1.F52" chart:label-cell-address="Hoja1.F2:Hoja1.F2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Hoja1.F2:Hoja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6652">
                <text:p>0.316652</text:p>
                <draw:g>
                  <svg:desc>Hoja1.F3:Hoja1.F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7283">
                <text:p>0.3172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7461">
                <text:p>0.317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633">
                <text:p>0.31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6583">
                <text:p>0.316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7159">
                <text:p>0.317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6895">
                <text:p>0.316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6937">
                <text:p>0.316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6713">
                <text:p>0.3167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7106">
                <text:p>0.317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6909">
                <text:p>0.316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7117">
                <text:p>0.317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7264">
                <text:p>0.3172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7183">
                <text:p>0.317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734">
                <text:p>0.31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6575">
                <text:p>0.3165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7031">
                <text:p>0.317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16725">
                <text:p>0.3167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6932">
                <text:p>0.316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7382">
                <text:p>0.317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7128">
                <text:p>0.317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6524">
                <text:p>0.3165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6985">
                <text:p>0.3169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6664">
                <text:p>0.3166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16908">
                <text:p>0.3169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6951">
                <text:p>0.3169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17202">
                <text:p>0.3172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6981">
                <text:p>0.3169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7067">
                <text:p>0.3170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6912">
                <text:p>0.316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7429">
                <text:p>0.3174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7324">
                <text:p>0.3173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17231">
                <text:p>0.3172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1708">
                <text:p>0.317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673">
                <text:p>0.316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16805">
                <text:p>0.3168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16642">
                <text:p>0.3166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17005">
                <text:p>0.3170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7131">
                <text:p>0.3171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17277">
                <text:p>0.3172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16615">
                <text:p>0.3166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17082">
                <text:p>0.3170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17075">
                <text:p>0.3170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628">
                <text:p>0.316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17603">
                <text:p>0.3176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7179">
                <text:p>0.3171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17387">
                <text:p>0.3173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17121">
                <text:p>0.3171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17398">
                <text:p>0.3173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17045">
                <text:p>0.3170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62cm" svg:y="0.316cm" chart:style-name="ch2">
          <text:p>Fx y Fy</text:p>
        </chart:title>
        <chart:legend chart:legend-position="end" svg:x="14.363cm" svg:y="3.954cm" style:legend-expansion="high" chart:style-name="ch3"/>
        <chart:plot-area chart:style-name="ch4" table:cell-range-address="Hoja1.B2:Hoja1.C52" chart:data-source-has-labels="row" svg:x="0.319cm" svg:y="1.275cm" svg:width="13.725cm" svg:height="6.569cm">
          <chartooo:coordinate-region svg:x="1.417cm" svg:y="1.474cm" svg:width="12.627cm" svg:height="5.578cm"/>
          <chart:axis chart:dimension="x" chart:name="primary-x" chart:style-name="ch5">
            <chart:title svg:x="6.33cm" svg:y="8.024cm" chart:style-name="ch6">
              <text:p>Iteracione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Hoja1.B3:Hoja1.B52" chart:label-cell-address="Hoja1.B2:Hoja1.B2" chart:class="chart:line">
            <chart:data-point chart:repeated="50"/>
          </chart:series>
          <chart:series chart:style-name="ch9" chart:values-cell-range-address="Hoja1.C3:Hoja1.C52" chart:label-cell-address="Hoja1.C2:Hoja1.C2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x</text:p>
                <draw:g>
                  <svg:desc>Hoja1.B2:Hoja1.B2</svg:desc>
                </draw:g>
              </table:table-cell>
              <table:table-cell office:value-type="string">
                <text:p>fy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8.913">
                <text:p>518.913</text:p>
                <draw:g>
                  <svg:desc>Hoja1.B3:Hoja1.B52</svg:desc>
                </draw:g>
              </table:table-cell>
              <table:table-cell office:value-type="float" office:value="517.169">
                <text:p>517.169</text:p>
                <draw:g>
                  <svg:desc>Hoja1.C3:Hoja1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8.943">
                <text:p>518.943</text:p>
              </table:table-cell>
              <table:table-cell office:value-type="float" office:value="517.228">
                <text:p>517.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8.645">
                <text:p>518.645</text:p>
              </table:table-cell>
              <table:table-cell office:value-type="float" office:value="516.907">
                <text:p>516.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8.743">
                <text:p>518.743</text:p>
              </table:table-cell>
              <table:table-cell office:value-type="float" office:value="517.04">
                <text:p>517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8.697">
                <text:p>518.697</text:p>
              </table:table-cell>
              <table:table-cell office:value-type="float" office:value="516.945">
                <text:p>516.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8.964">
                <text:p>518.964</text:p>
              </table:table-cell>
              <table:table-cell office:value-type="float" office:value="517.231">
                <text:p>517.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8.756">
                <text:p>518.756</text:p>
              </table:table-cell>
              <table:table-cell office:value-type="float" office:value="517.032">
                <text:p>517.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8.941">
                <text:p>518.941</text:p>
              </table:table-cell>
              <table:table-cell office:value-type="float" office:value="517.192">
                <text:p>517.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8.802">
                <text:p>518.802</text:p>
              </table:table-cell>
              <table:table-cell office:value-type="float" office:value="517.066">
                <text:p>517.0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8.875">
                <text:p>518.875</text:p>
              </table:table-cell>
              <table:table-cell office:value-type="float" office:value="517.146">
                <text:p>517.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8.857">
                <text:p>518.857</text:p>
              </table:table-cell>
              <table:table-cell office:value-type="float" office:value="517.099">
                <text:p>517.0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8.816">
                <text:p>518.816</text:p>
              </table:table-cell>
              <table:table-cell office:value-type="float" office:value="517.091">
                <text:p>517.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8.726">
                <text:p>518.726</text:p>
              </table:table-cell>
              <table:table-cell office:value-type="float" office:value="516.982">
                <text:p>516.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8.822">
                <text:p>518.822</text:p>
              </table:table-cell>
              <table:table-cell office:value-type="float" office:value="517.063">
                <text:p>517.0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8.937">
                <text:p>518.937</text:p>
              </table:table-cell>
              <table:table-cell office:value-type="float" office:value="517.187">
                <text:p>517.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8.806">
                <text:p>518.806</text:p>
              </table:table-cell>
              <table:table-cell office:value-type="float" office:value="517.068">
                <text:p>517.0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8.93">
                <text:p>518.93</text:p>
              </table:table-cell>
              <table:table-cell office:value-type="float" office:value="517.193">
                <text:p>517.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8.811">
                <text:p>518.811</text:p>
              </table:table-cell>
              <table:table-cell office:value-type="float" office:value="517.071">
                <text:p>517.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8.848">
                <text:p>518.848</text:p>
              </table:table-cell>
              <table:table-cell office:value-type="float" office:value="517.114">
                <text:p>517.1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8.936">
                <text:p>518.936</text:p>
              </table:table-cell>
              <table:table-cell office:value-type="float" office:value="517.183">
                <text:p>517.1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8.947">
                <text:p>518.947</text:p>
              </table:table-cell>
              <table:table-cell office:value-type="float" office:value="517.195">
                <text:p>517.1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8.806">
                <text:p>518.806</text:p>
              </table:table-cell>
              <table:table-cell office:value-type="float" office:value="517.064">
                <text:p>517.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8.845">
                <text:p>518.845</text:p>
              </table:table-cell>
              <table:table-cell office:value-type="float" office:value="517.112">
                <text:p>517.1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8.814">
                <text:p>518.814</text:p>
              </table:table-cell>
              <table:table-cell office:value-type="float" office:value="517.065">
                <text:p>517.0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8.824">
                <text:p>518.824</text:p>
              </table:table-cell>
              <table:table-cell office:value-type="float" office:value="517.094">
                <text:p>517.0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8.792">
                <text:p>518.792</text:p>
              </table:table-cell>
              <table:table-cell office:value-type="float" office:value="517.035">
                <text:p>517.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8.741">
                <text:p>518.741</text:p>
              </table:table-cell>
              <table:table-cell office:value-type="float" office:value="517.005">
                <text:p>517.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8.867">
                <text:p>518.867</text:p>
              </table:table-cell>
              <table:table-cell office:value-type="float" office:value="517.14">
                <text:p>517.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8.97">
                <text:p>518.97</text:p>
              </table:table-cell>
              <table:table-cell office:value-type="float" office:value="517.219">
                <text:p>517.2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8.827">
                <text:p>518.827</text:p>
              </table:table-cell>
              <table:table-cell office:value-type="float" office:value="517.071">
                <text:p>517.0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8.905">
                <text:p>518.905</text:p>
              </table:table-cell>
              <table:table-cell office:value-type="float" office:value="517.158">
                <text:p>517.1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8.732">
                <text:p>518.732</text:p>
              </table:table-cell>
              <table:table-cell office:value-type="float" office:value="516.991">
                <text:p>516.9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8.733">
                <text:p>518.733</text:p>
              </table:table-cell>
              <table:table-cell office:value-type="float" office:value="516.988">
                <text:p>516.9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8.748">
                <text:p>518.748</text:p>
              </table:table-cell>
              <table:table-cell office:value-type="float" office:value="517.011">
                <text:p>517.0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8.993">
                <text:p>518.993</text:p>
              </table:table-cell>
              <table:table-cell office:value-type="float" office:value="517.238">
                <text:p>517.2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8.867">
                <text:p>518.867</text:p>
              </table:table-cell>
              <table:table-cell office:value-type="float" office:value="517.107">
                <text:p>517.1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8.872">
                <text:p>518.872</text:p>
              </table:table-cell>
              <table:table-cell office:value-type="float" office:value="517.116">
                <text:p>517.1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8.945">
                <text:p>518.945</text:p>
              </table:table-cell>
              <table:table-cell office:value-type="float" office:value="517.197">
                <text:p>517.1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8.802">
                <text:p>518.802</text:p>
              </table:table-cell>
              <table:table-cell office:value-type="float" office:value="517.043">
                <text:p>517.0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8.961">
                <text:p>518.961</text:p>
              </table:table-cell>
              <table:table-cell office:value-type="float" office:value="517.206">
                <text:p>517.2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8.842">
                <text:p>518.842</text:p>
              </table:table-cell>
              <table:table-cell office:value-type="float" office:value="517.105">
                <text:p>517.1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8.951">
                <text:p>518.951</text:p>
              </table:table-cell>
              <table:table-cell office:value-type="float" office:value="517.22">
                <text:p>517.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8.881">
                <text:p>518.881</text:p>
              </table:table-cell>
              <table:table-cell office:value-type="float" office:value="517.133">
                <text:p>517.1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8.89">
                <text:p>518.89</text:p>
              </table:table-cell>
              <table:table-cell office:value-type="float" office:value="517.135">
                <text:p>517.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8.956">
                <text:p>518.956</text:p>
              </table:table-cell>
              <table:table-cell office:value-type="float" office:value="517.215">
                <text:p>517.2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8.868">
                <text:p>518.868</text:p>
              </table:table-cell>
              <table:table-cell office:value-type="float" office:value="517.116">
                <text:p>517.1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8.972">
                <text:p>518.972</text:p>
              </table:table-cell>
              <table:table-cell office:value-type="float" office:value="517.238">
                <text:p>517.2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8.852">
                <text:p>518.852</text:p>
              </table:table-cell>
              <table:table-cell office:value-type="float" office:value="517.102">
                <text:p>517.1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8.979">
                <text:p>518.979</text:p>
              </table:table-cell>
              <table:table-cell office:value-type="float" office:value="517.242">
                <text:p>517.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8.876">
                <text:p>518.876</text:p>
              </table:table-cell>
              <table:table-cell office:value-type="float" office:value="517.124">
                <text:p>517.1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09cm" svg:y="0.316cm" chart:style-name="ch2">
          <text:p>Cx y Cy</text:p>
        </chart:title>
        <chart:legend chart:legend-position="end" svg:x="14.284cm" svg:y="3.954cm" style:legend-expansion="high" chart:style-name="ch3"/>
        <chart:plot-area chart:style-name="ch4" table:cell-range-address="Hoja1.D2:Hoja1.E52" chart:data-source-has-labels="row" svg:x="0.319cm" svg:y="1.275cm" svg:width="13.646cm" svg:height="6.569cm">
          <chartooo:coordinate-region svg:x="1.126cm" svg:y="1.474cm" svg:width="12.839cm" svg:height="5.578cm"/>
          <chart:axis chart:dimension="x" chart:name="primary-x" chart:style-name="ch5">
            <chart:title svg:x="6.291cm" svg:y="8.024cm" chart:style-name="ch6">
              <text:p>Iteracione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Hoja1.D3:Hoja1.D52" chart:label-cell-address="Hoja1.D2:Hoja1.D2" chart:class="chart:line">
            <chart:data-point chart:repeated="50"/>
          </chart:series>
          <chart:series chart:style-name="ch9" chart:values-cell-range-address="Hoja1.E3:Hoja1.E52" chart:label-cell-address="Hoja1.E2:Hoja1.E2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x</text:p>
                <draw:g>
                  <svg:desc>Hoja1.D2:Hoja1.D2</svg:desc>
                </draw:g>
              </table:table-cell>
              <table:table-cell office:value-type="string">
                <text:p>cy</text:p>
                <draw:g>
                  <svg:desc>Hoja1.E2:Hoj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.141">
                <text:p>310.141</text:p>
                <draw:g>
                  <svg:desc>Hoja1.D3:Hoja1.D52</svg:desc>
                </draw:g>
              </table:table-cell>
              <table:table-cell office:value-type="float" office:value="165.487">
                <text:p>165.487</text:p>
                <draw:g>
                  <svg:desc>Hoja1.E3:Hoja1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0.533">
                <text:p>310.533</text:p>
              </table:table-cell>
              <table:table-cell office:value-type="float" office:value="165.744">
                <text:p>165.7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0.682">
                <text:p>310.682</text:p>
              </table:table-cell>
              <table:table-cell office:value-type="float" office:value="165.908">
                <text:p>165.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.647">
                <text:p>310.647</text:p>
              </table:table-cell>
              <table:table-cell office:value-type="float" office:value="165.988">
                <text:p>165.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0.709">
                <text:p>310.709</text:p>
              </table:table-cell>
              <table:table-cell office:value-type="float" office:value="165.852">
                <text:p>165.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0.404">
                <text:p>310.404</text:p>
              </table:table-cell>
              <table:table-cell office:value-type="float" office:value="165.857">
                <text:p>165.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.669">
                <text:p>310.669</text:p>
              </table:table-cell>
              <table:table-cell office:value-type="float" office:value="165.996">
                <text:p>165.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.557">
                <text:p>310.557</text:p>
              </table:table-cell>
              <table:table-cell office:value-type="float" office:value="165.829">
                <text:p>165.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0.629">
                <text:p>310.629</text:p>
              </table:table-cell>
              <table:table-cell office:value-type="float" office:value="165.91">
                <text:p>165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0.552">
                <text:p>310.552</text:p>
              </table:table-cell>
              <table:table-cell office:value-type="float" office:value="165.858">
                <text:p>165.8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.679">
                <text:p>310.679</text:p>
              </table:table-cell>
              <table:table-cell office:value-type="float" office:value="165.783">
                <text:p>165.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0.567">
                <text:p>310.567</text:p>
              </table:table-cell>
              <table:table-cell office:value-type="float" office:value="165.87">
                <text:p>165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0.524">
                <text:p>310.524</text:p>
              </table:table-cell>
              <table:table-cell office:value-type="float" office:value="165.806">
                <text:p>165.8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.566">
                <text:p>310.566</text:p>
              </table:table-cell>
              <table:table-cell office:value-type="float" office:value="165.739">
                <text:p>165.7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.398">
                <text:p>310.398</text:p>
              </table:table-cell>
              <table:table-cell office:value-type="float" office:value="165.761">
                <text:p>165.7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0.706">
                <text:p>310.706</text:p>
              </table:table-cell>
              <table:table-cell office:value-type="float" office:value="165.912">
                <text:p>165.9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0.56">
                <text:p>310.56</text:p>
              </table:table-cell>
              <table:table-cell office:value-type="float" office:value="165.858">
                <text:p>165.8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0.678">
                <text:p>310.678</text:p>
              </table:table-cell>
              <table:table-cell office:value-type="float" office:value="165.865">
                <text:p>165.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0.622">
                <text:p>310.622</text:p>
              </table:table-cell>
              <table:table-cell office:value-type="float" office:value="165.898">
                <text:p>165.8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0.522">
                <text:p>310.522</text:p>
              </table:table-cell>
              <table:table-cell office:value-type="float" office:value="165.783">
                <text:p>165.7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.472">
                <text:p>310.472</text:p>
              </table:table-cell>
              <table:table-cell office:value-type="float" office:value="165.752">
                <text:p>165.7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.718">
                <text:p>310.718</text:p>
              </table:table-cell>
              <table:table-cell office:value-type="float" office:value="165.814">
                <text:p>165.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0.589">
                <text:p>310.589</text:p>
              </table:table-cell>
              <table:table-cell office:value-type="float" office:value="165.894">
                <text:p>165.8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.665">
                <text:p>310.665</text:p>
              </table:table-cell>
              <table:table-cell office:value-type="float" office:value="165.841">
                <text:p>165.8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0.616">
                <text:p>310.616</text:p>
              </table:table-cell>
              <table:table-cell office:value-type="float" office:value="165.869">
                <text:p>165.8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0.537">
                <text:p>310.537</text:p>
              </table:table-cell>
              <table:table-cell office:value-type="float" office:value="165.766">
                <text:p>165.7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0.665">
                <text:p>310.665</text:p>
              </table:table-cell>
              <table:table-cell office:value-type="float" office:value="165.847">
                <text:p>165.8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0.606">
                <text:p>310.606</text:p>
              </table:table-cell>
              <table:table-cell office:value-type="float" office:value="165.866">
                <text:p>165.8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0.415">
                <text:p>310.415</text:p>
              </table:table-cell>
              <table:table-cell office:value-type="float" office:value="165.729">
                <text:p>165.7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0.586">
                <text:p>310.586</text:p>
              </table:table-cell>
              <table:table-cell office:value-type="float" office:value="165.803">
                <text:p>165.8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.593">
                <text:p>310.593</text:p>
              </table:table-cell>
              <table:table-cell office:value-type="float" office:value="165.789">
                <text:p>165.7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513">
                <text:p>310.513</text:p>
              </table:table-cell>
              <table:table-cell office:value-type="float" office:value="165.796">
                <text:p>165.7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0.525">
                <text:p>310.525</text:p>
              </table:table-cell>
              <table:table-cell office:value-type="float" office:value="165.796">
                <text:p>165.7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0.664">
                <text:p>310.664</text:p>
              </table:table-cell>
              <table:table-cell office:value-type="float" office:value="165.832">
                <text:p>165.8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0.641">
                <text:p>310.641</text:p>
              </table:table-cell>
              <table:table-cell office:value-type="float" office:value="165.778">
                <text:p>165.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0.601">
                <text:p>310.601</text:p>
              </table:table-cell>
              <table:table-cell office:value-type="float" office:value="165.692">
                <text:p>165.6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0.564">
                <text:p>310.564</text:p>
              </table:table-cell>
              <table:table-cell office:value-type="float" office:value="165.752">
                <text:p>165.7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0.529">
                <text:p>310.529</text:p>
              </table:table-cell>
              <table:table-cell office:value-type="float" office:value="165.744">
                <text:p>165.7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0.556">
                <text:p>310.556</text:p>
              </table:table-cell>
              <table:table-cell office:value-type="float" office:value="165.778">
                <text:p>165.7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0.371">
                <text:p>310.371</text:p>
              </table:table-cell>
              <table:table-cell office:value-type="float" office:value="165.761">
                <text:p>165.7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0.658">
                <text:p>310.658</text:p>
              </table:table-cell>
              <table:table-cell office:value-type="float" office:value="165.946">
                <text:p>165.9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0.485">
                <text:p>310.485</text:p>
              </table:table-cell>
              <table:table-cell office:value-type="float" office:value="165.856">
                <text:p>165.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0.635">
                <text:p>310.635</text:p>
              </table:table-cell>
              <table:table-cell office:value-type="float" office:value="165.778">
                <text:p>165.7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0.715">
                <text:p>310.715</text:p>
              </table:table-cell>
              <table:table-cell office:value-type="float" office:value="165.827">
                <text:p>165.8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0.468">
                <text:p>310.468</text:p>
              </table:table-cell>
              <table:table-cell office:value-type="float" office:value="165.781">
                <text:p>165.7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0.585">
                <text:p>310.585</text:p>
              </table:table-cell>
              <table:table-cell office:value-type="float" office:value="165.852">
                <text:p>165.8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0.448">
                <text:p>310.448</text:p>
              </table:table-cell>
              <table:table-cell office:value-type="float" office:value="165.816">
                <text:p>165.8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0.587">
                <text:p>310.587</text:p>
              </table:table-cell>
              <table:table-cell office:value-type="float" office:value="165.861">
                <text:p>165.8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0.439">
                <text:p>310.439</text:p>
              </table:table-cell>
              <table:table-cell office:value-type="float" office:value="165.806">
                <text:p>165.8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0.635">
                <text:p>310.635</text:p>
              </table:table-cell>
              <table:table-cell office:value-type="float" office:value="165.82">
                <text:p>165.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712cm" svg:y="0.316cm" chart:style-name="ch2">
          <text:p>Colinealidad</text:p>
        </chart:title>
        <chart:legend chart:legend-position="end" svg:x="12.802cm" svg:y="4.204cm" style:legend-expansion="high" chart:style-name="ch3"/>
        <chart:plot-area chart:style-name="ch4" table:cell-range-address="Hoja1.G2:Hoja1.G52" chart:data-source-has-labels="row" svg:x="0.319cm" svg:y="1.275cm" svg:width="12.164cm" svg:height="6.57cm">
          <chartooo:coordinate-region svg:x="1.946cm" svg:y="1.474cm" svg:width="10.537cm" svg:height="5.579cm"/>
          <chart:axis chart:dimension="x" chart:name="primary-x" chart:style-name="ch5">
            <chart:title svg:x="5.55cm" svg:y="8.025cm" chart:style-name="ch6">
              <text:p>Iteraciones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G3:Hoja1.G52" chart:label-cell-address="Hoja1.G2:Hoja1.G2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inealidad</text:p>
                <draw:g>
                  <svg:desc>Hoja1.G2:Hoja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6124">
                <text:p>0.156124</text:p>
                <draw:g>
                  <svg:desc>Hoja1.G3:Hoja1.G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3529">
                <text:p>0.153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5999">
                <text:p>0.155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1815">
                <text:p>0.151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375">
                <text:p>0.15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4164">
                <text:p>0.154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3958">
                <text:p>0.1539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467">
                <text:p>0.154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47">
                <text:p>0.15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3577">
                <text:p>0.153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399">
                <text:p>0.15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4029">
                <text:p>0.1540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3935">
                <text:p>0.153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3391">
                <text:p>0.153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4865">
                <text:p>0.1548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4446">
                <text:p>0.154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3361">
                <text:p>0.153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5048">
                <text:p>0.155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4053">
                <text:p>0.154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3553">
                <text:p>0.1535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3608">
                <text:p>0.153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3931">
                <text:p>0.1539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4051">
                <text:p>0.154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4431">
                <text:p>0.1544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53892">
                <text:p>0.1538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4082">
                <text:p>0.1540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3873">
                <text:p>0.1538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4897">
                <text:p>0.154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2863">
                <text:p>0.1528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5599">
                <text:p>0.1555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4691">
                <text:p>0.154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3438">
                <text:p>0.1534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4169">
                <text:p>0.1541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3421">
                <text:p>0.1534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4242">
                <text:p>0.154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2888">
                <text:p>0.1528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3331">
                <text:p>0.1533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2889">
                <text:p>0.1528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3527">
                <text:p>0.1535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4169">
                <text:p>0.154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5059">
                <text:p>0.1550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53812">
                <text:p>0.1538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54288">
                <text:p>0.1542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54755">
                <text:p>0.1547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4629">
                <text:p>0.1546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55198">
                <text:p>0.1551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54488">
                <text:p>0.1544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55021">
                <text:p>0.1550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4026">
                <text:p>0.1540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521">
                <text:p>0.155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